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0000000100296D042A.png" manifest:media-type="image/png"/>
  <manifest:file-entry manifest:full-path="Pictures/10000201000002800000012CB18628BD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 draw:shadow="visible"/>
    </style:style>
    <style:style style:name="gr2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 draw:shadow="hidden"/>
    </style:style>
    <style:style style:name="gr3" style:family="graphic" style:parent-style-name="standard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4" style:family="graphic" style:parent-style-name="standard">
      <style:graphic-properties svg:stroke-width="0.051cm" draw:marker-start-width="0.276cm" draw:marker-end-width="0.276cm" draw:fill="solid" draw:fill-color="#ffffff" draw:textarea-vertical-align="middle" draw:auto-grow-height="false" fo:min-height="0.749cm" fo:min-width="0.499cm" fo:padding-top="0.15cm" fo:padding-bottom="0.15cm" fo:padding-left="0.275cm" fo:padding-right="0.275cm"/>
    </style:style>
    <style:style style:name="gr5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6" style:family="graphic" style:parent-style-name="objectwithoutfill">
      <style:graphic-properties draw:stroke="dash" draw:stroke-dash="Ultrafine_20_Dashed" svg:stroke-width="0cm" draw:marker-start-width="0.2cm" draw:marker-end="Arrowheads_20_1" draw:marker-end-width="0.3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313cm" draw:shadow="hidden"/>
    </style:style>
    <style:style style:name="gr8" style:family="graphic" style:parent-style-name="standard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9" style:family="graphic" style:parent-style-name="standard">
      <style:graphic-properties svg:stroke-width="0.051cm" draw:marker-start-width="0.2cm" draw:marker-end-width="0.2cm" draw:fill="solid" draw:fill-color="#ffffff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3cm" fo:min-width="1.10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2cm" fo:min-width="1.03cm"/>
    </style:style>
    <style:style style:name="gr12" style:family="graphic" style:parent-style-name="standard">
      <style:graphic-properties draw:stroke="none" svg:stroke-color="#000000" draw:fill="none" draw:fill-color="#ffffff" fo:min-height="0.482cm"/>
    </style:style>
    <style:style style:name="gr13" style:family="graphic" style:parent-style-name="standard">
      <style:graphic-properties draw:stroke="none" svg:stroke-color="#000000" draw:fill="none" draw:fill-color="#ffffff" fo:min-height="0.635cm"/>
    </style:style>
    <style:style style:name="gr14" style:family="graphic" style:parent-style-name="standard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1" style:family="paragraph">
      <style:paragraph-properties fo:text-align="center"/>
    </style:style>
    <style:style style:name="P2" style:family="paragraph">
      <style:text-properties fo:font-size="8pt" fo:font-weight="bold" style:font-size-asian="8pt" style:font-weight-asian="bold" style:font-size-complex="8pt" style:font-weight-complex="bold"/>
    </style:style>
    <style:style style:name="P3" style:family="paragraph">
      <style:text-properties fo:font-size="6pt" fo:font-weight="bold" style:font-size-asian="6pt" style:font-weight-asian="bold" style:font-size-complex="6pt" style:font-weight-complex="bold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36pt" style:font-size-asian="36pt" style:font-size-complex="36pt"/>
    </style:style>
    <style:style style:name="P6" style:family="paragraph">
      <style:paragraph-properties fo:text-align="center"/>
      <style:text-properties fo:font-size="16pt" style:font-size-asian="16pt" style:font-size-complex="16pt"/>
    </style:style>
    <style:style style:name="P7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6pt" fo:font-weight="bold" style:font-size-asian="6pt" style:font-weight-asian="bold" style:font-size-complex="6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15cm" svg:height="0.539cm" svg:x="3.049cm" svg:y="1.54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615cm" svg:height="0.538cm" svg:x="3.857cm" svg:y="2.05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3.538cm" svg:y1="1.944cm" svg:x2="3.964cm" svg:y2="2.172cm" draw:end-shape="id1" draw:end-glue-point="5" svg:d="m3538 1944 426 228">
          <text:p/>
        </draw:connector>
        <draw:custom-shape draw:style-name="gr1" draw:text-style-name="P1" draw:layer="layout" svg:width="0.614cm" svg:height="0.538cm" svg:x="4.753cm" svg:y="1.6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615cm" svg:height="0.538cm" svg:x="5.719cm" svg:y="1.6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4.34cm" svg:y1="2.36cm" svg:x2="4.85cm" svg:y2="2.021cm" draw:start-shape="id2" draw:start-glue-point="11" draw:end-shape="id3" draw:end-glue-point="6" svg:d="m4340 2360 510-339">
          <text:p/>
        </draw:connector>
        <draw:connector draw:style-name="gr2" draw:text-style-name="P1" draw:layer="layout" draw:type="line" svg:x1="5.291cm" svg:y1="1.756cm" svg:x2="5.797cm" svg:y2="1.757cm" draw:start-shape="id4" draw:start-glue-point="10" draw:end-shape="id5" draw:end-glue-point="6" svg:d="m5291 1756 506 1">
          <text:p/>
        </draw:connector>
        <draw:custom-shape draw:style-name="gr3" draw:text-style-name="P1" xml:id="id4" draw:id="id4" draw:layer="layout" svg:width="0.157cm" svg:height="0.141cm" svg:x="5.134cm" svg:y="1.6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0.157cm" svg:height="0.14cm" svg:x="4.85cm" svg:y="1.9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" draw:id="id5" draw:layer="layout" svg:width="0.158cm" svg:height="0.141cm" svg:x="5.797cm" svg:y="1.6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" draw:id="id1" draw:layer="layout" svg:width="0.158cm" svg:height="0.14cm" svg:x="3.941cm" svg:y="2.1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57cm" svg:height="0.14cm" svg:x="3.388cm" svg:y="1.8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14cm" svg:height="0.539cm" svg:x="2.09cm" svg:y="1.5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6" draw:id="id6" draw:layer="layout" svg:width="0.157cm" svg:height="0.14cm" svg:x="2.456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2.613cm" svg:y1="1.97cm" svg:x2="3.095cm" svg:y2="1.883cm" draw:start-shape="id6" draw:start-glue-point="10" draw:end-shape="id7" draw:end-glue-point="6" svg:d="m2613 1970 482-87">
          <text:p/>
        </draw:connector>
        <draw:custom-shape draw:style-name="gr3" draw:text-style-name="P1" xml:id="id7" draw:id="id7" draw:layer="layout" svg:width="0.157cm" svg:height="0.14cm" svg:x="3.095cm" svg:y="1.8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14cm" svg:height="0.538cm" svg:x="5.872cm" svg:y="0.68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9" draw:id="id9" draw:layer="layout" svg:width="0.158cm" svg:height="0.141cm" svg:x="6.088cm" svg:y="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8" draw:id="id8" draw:layer="layout" svg:width="0.157cm" svg:height="0.14cm" svg:x="6.242cm" svg:y="0.9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6.321cm" svg:y1="1.127cm" svg:x2="6.167cm" svg:y2="1.7cm" draw:start-shape="id8" draw:start-glue-point="8" draw:end-shape="id9" draw:end-glue-point="4" svg:d="m6321 1127-154 573">
          <text:p/>
        </draw:connector>
        <draw:custom-shape draw:style-name="gr3" draw:text-style-name="P1" xml:id="id2" draw:id="id2" draw:layer="layout" svg:width="0.158cm" svg:height="0.141cm" svg:x="4.205cm" svg:y="2.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15cm" svg:height="0.538cm" svg:x="1.868cm" svg:y="0.65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1" draw:id="id11" draw:layer="layout" svg:width="0.157cm" svg:height="0.141cm" svg:x="2.169cm" svg:y="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0" draw:id="id10" draw:layer="layout" svg:width="0.158cm" svg:height="0.14cm" svg:x="1.987cm" svg:y="0.9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2.066cm" svg:y1="1.098cm" svg:x2="2.248cm" svg:y2="1.7cm" draw:start-shape="id10" draw:start-glue-point="8" draw:end-shape="id11" draw:end-glue-point="4" svg:d="m2066 1098 182 602">
          <text:p/>
        </draw:connector>
        <draw:custom-shape draw:style-name="gr1" draw:text-style-name="P1" draw:layer="layout" svg:width="0.615cm" svg:height="0.538cm" svg:x="5.872cm" svg:y="0.68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3" draw:id="id13" draw:layer="layout" svg:width="0.157cm" svg:height="0.141cm" svg:x="6.089cm" svg:y="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2" draw:id="id12" draw:layer="layout" svg:width="0.157cm" svg:height="0.14cm" svg:x="6.242cm" svg:y="0.9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6.321cm" svg:y1="1.127cm" svg:x2="6.168cm" svg:y2="1.7cm" draw:start-shape="id12" draw:start-glue-point="8" draw:end-shape="id13" draw:end-glue-point="4" svg:d="m6321 1127-153 573">
          <text:p/>
        </draw:connector>
        <draw:custom-shape draw:style-name="gr4" draw:text-style-name="P1" draw:layer="layout" svg:width="5.982cm" svg:height="1.905cm" svg:x="3.926cm" svg:y="4.92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g>
          <draw:custom-shape draw:style-name="gr5" draw:text-style-name="P1" draw:layer="layout" svg:width="1.27cm" svg:height="1.27cm" svg:x="1.505cm" svg:y="4.5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1.778cm" svg:height="1.67cm" svg:x="1.305cm" svg:y="5.904cm">
            <text:p/>
            <draw:enhanced-geometry svg:viewBox="0 0 21600 21600" draw:mirror-vertical="true" draw:type="block-arc" draw:modifiers="1.60002471514774 1087.10176665951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</draw:g>
        <draw:line draw:style-name="gr6" draw:text-style-name="P1" draw:layer="layout" svg:x1="7.808cm" svg:y1="3.655cm" svg:x2="9.526cm" svg:y2="3.655cm">
          <text:p/>
        </draw:line>
        <draw:frame draw:style-name="gr7" draw:text-style-name="P2" draw:layer="layout" svg:width="1.549cm" svg:height="0.569cm" svg:x="7.876cm" svg:y="2.98cm">
          <draw:text-box>
            <text:p><text:span text:style-name="T1">AFTER</text:span></text:p>
          </draw:text-box>
        </draw:frame>
        <draw:custom-shape draw:style-name="gr8" draw:text-style-name="P1" draw:layer="layout" svg:width="1.421cm" svg:height="0.989cm" svg:x="9.424cm" svg:y="3.1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draw:layer="layout" svg:width="0.939cm" svg:height="0.969cm" svg:x="6.631cm" svg:y="3.0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1.602cm" svg:height="0.673cm" svg:x="9.347cm" svg:y="3.334cm">
          <draw:text-box>
            <text:p><text:span text:style-name="T2">STARTED</text:span></text:p>
          </draw:text-box>
        </draw:frame>
        <draw:frame draw:style-name="gr11" draw:text-style-name="P3" draw:layer="layout" svg:width="1.53cm" svg:height="0.562cm" svg:x="6.577cm" svg:y="3.3cm">
          <draw:text-box>
            <text:p><text:span text:style-name="T2">START</text:span></text:p>
          </draw:text-box>
        </draw:frame>
        <draw:frame draw:style-name="gr12" draw:text-style-name="P4" draw:layer="layout" svg:width="2.321cm" svg:height="0.732cm" svg:x="3.137cm" svg:y="0.389cm">
          <draw:text-box>
            <text:p><text:span text:style-name="T3">Topology</text:span></text:p>
          </draw:text-box>
        </draw:frame>
        <draw:frame draw:style-name="gr13" draw:text-style-name="P4" draw:layer="layout" svg:width="3.402cm" svg:height="0.885cm" svg:x="7.047cm" svg:y="1.99cm">
          <draw:text-box>
            <text:p><text:span text:style-name="T3">Dependencies</text:span></text:p>
          </draw:text-box>
        </draw:frame>
        <draw:custom-shape draw:style-name="gr14" draw:text-style-name="P1" draw:layer="layout" svg:width="6.175cm" svg:height="4.121cm" svg:x="11.886cm" svg:y="2.8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" draw:layer="layout" svg:width="2.95cm" svg:height="1.36cm" svg:x="11.891cm" svg:y="2.872cm">
          <draw:image xlink:href="Pictures/10000201000002800000012CB18628BD.png" xlink:type="simple" xlink:show="embed" xlink:actuate="onLoad">
            <text:p/>
          </draw:image>
        </draw:frame>
        <draw:custom-shape draw:style-name="gr16" draw:text-style-name="P5" draw:layer="layout" svg:width="2.565cm" svg:height="2.437cm" svg:x="15.086cm" svg:y="3.564cm">
          <text:p text:style-name="P1"><text:span text:style-name="T4">E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" draw:layer="layout" svg:width="3.105cm" svg:height="2.289cm" svg:x="10.992cm" svg:y="5.966cm">
          <draw:image xlink:href="Pictures/100002010000010000000100296D042A.png" xlink:type="simple" xlink:show="embed" xlink:actuate="onLoad">
            <text:p/>
          </draw:image>
        </draw:frame>
        <draw:custom-shape draw:style-name="gr16" draw:text-style-name="P6" draw:layer="layout" svg:width="2.032cm" svg:height="1.397cm" svg:x="12.573cm" svg:y="4.345cm">
          <text:p text:style-name="P6"><text:span text:style-name="T5">EC A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7" draw:layer="layout" svg:width="4.445cm" svg:height="1.665cm" svg:x="7.647cm" svg:y="6.758cm">
          <draw:text-box>
            <text:p><text:span text:style-name="T6"><text:s text:c="8"/></text:span><text:span text:style-name="T7">User</text:span></text:p>
            <text:p><text:span text:style-name="T7"><text:s text:c="5"/></text:span><text:span text:style-name="T7">Deskto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131 902" svg:d="m564 0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05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ina </meta:initial-creator>
    <meta:creation-date>2013-11-06T15:54:54</meta:creation-date>
    <dc:date>2013-11-12T12:48:27</dc:date>
    <dc:creator>alina </dc:creator>
    <meta:editing-duration>PT20M23S</meta:editing-duration>
    <meta:editing-cycles>10</meta:editing-cycles>
    <meta:generator>LibreOffice/3.5$Linux_X86_64 LibreOffice_project/350m1$Build-2</meta:generator>
    <meta:document-statistic meta:object-count="47"/>
  </office:meta>
</office:document-meta>
</file>